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530ae" officeooo:paragraph-rsid="000db985"/>
    </style:style>
    <style:style style:name="P2" style:family="paragraph" style:parent-style-name="Standard">
      <style:paragraph-properties fo:text-align="justify" style:justify-single-word="false"/>
      <style:text-properties officeooo:rsid="0006c8d6" officeooo:paragraph-rsid="0006c8d6"/>
    </style:style>
    <style:style style:name="P3" style:family="paragraph" style:parent-style-name="Standard" style:list-style-name="L1">
      <style:paragraph-properties fo:text-align="justify" style:justify-single-word="false"/>
      <style:text-properties officeooo:paragraph-rsid="00087c0d"/>
    </style:style>
    <style:style style:name="P4" style:family="paragraph" style:parent-style-name="Standard" style:list-style-name="L2">
      <style:paragraph-properties fo:text-align="justify" style:justify-single-word="false"/>
      <style:text-properties officeooo:paragraph-rsid="001c7a67"/>
    </style:style>
    <style:style style:name="P5" style:family="paragraph" style:parent-style-name="Standard" style:list-style-name="L2">
      <style:paragraph-properties fo:text-align="justify" style:justify-single-word="false"/>
      <style:text-properties officeooo:paragraph-rsid="001e5a7f"/>
    </style:style>
    <style:style style:name="P6" style:family="paragraph" style:parent-style-name="Standard" style:list-style-name="L2">
      <style:paragraph-properties fo:text-align="justify" style:justify-single-word="false"/>
      <style:text-properties officeooo:paragraph-rsid="002201c9"/>
    </style:style>
    <style:style style:name="P7" style:family="paragraph" style:parent-style-name="Standard" style:list-style-name="L3">
      <style:paragraph-properties fo:text-align="justify" style:justify-single-word="false"/>
      <style:text-properties officeooo:paragraph-rsid="0026e0fc"/>
    </style:style>
    <style:style style:name="P8" style:family="paragraph" style:parent-style-name="Standard">
      <style:paragraph-properties fo:text-align="justify" style:justify-single-word="false"/>
      <style:text-properties officeooo:rsid="00087c0d" officeooo:paragraph-rsid="00087c0d"/>
    </style:style>
    <style:style style:name="P9" style:family="paragraph" style:parent-style-name="Standard" style:list-style-name="L1">
      <style:paragraph-properties fo:text-align="justify" style:justify-single-word="false"/>
      <style:text-properties officeooo:rsid="00087c0d" officeooo:paragraph-rsid="00087c0d"/>
    </style:style>
    <style:style style:name="P10" style:family="paragraph" style:parent-style-name="Standard" style:list-style-name="L1">
      <style:paragraph-properties fo:text-align="justify" style:justify-single-word="false"/>
      <style:text-properties officeooo:rsid="0009ed58" officeooo:paragraph-rsid="0009ed58"/>
    </style:style>
    <style:style style:name="P11" style:family="paragraph" style:parent-style-name="Standard">
      <style:paragraph-properties fo:text-align="justify" style:justify-single-word="false"/>
      <style:text-properties fo:font-style="normal" officeooo:rsid="000bfa3e" officeooo:paragraph-rsid="000bfa3e" style:font-style-asian="normal" style:font-style-complex="normal"/>
    </style:style>
    <style:style style:name="P12" style:family="paragraph" style:parent-style-name="Standard">
      <style:paragraph-properties fo:text-align="justify" style:justify-single-word="false"/>
      <style:text-properties fo:font-style="normal" officeooo:rsid="000db985" officeooo:paragraph-rsid="000db985" style:font-style-asian="normal" style:font-style-complex="normal"/>
    </style:style>
    <style:style style:name="P13" style:family="paragraph" style:parent-style-name="Standard">
      <style:paragraph-properties fo:text-align="justify" style:justify-single-word="false"/>
      <style:text-properties fo:font-style="normal" officeooo:rsid="000e5b29" officeooo:paragraph-rsid="000e5b29" style:font-style-asian="normal" style:font-style-complex="normal"/>
    </style:style>
    <style:style style:name="P14" style:family="paragraph" style:parent-style-name="Standard">
      <style:paragraph-properties fo:text-align="justify" style:justify-single-word="false"/>
      <style:text-properties fo:font-style="normal" officeooo:rsid="00182cc8" officeooo:paragraph-rsid="00182cc8" style:font-style-asian="normal" style:font-style-complex="normal"/>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0530ae" officeooo:paragraph-rsid="000db985" style:font-weight-asian="bold" style:font-weight-complex="bold"/>
    </style:style>
    <style:style style:name="P16" style:family="paragraph" style:parent-style-name="Standard" style:list-style-name="L2">
      <style:paragraph-properties fo:text-align="justify" style:justify-single-word="false"/>
      <style:text-properties officeooo:rsid="001e5a7f" officeooo:paragraph-rsid="001e5a7f"/>
    </style:style>
    <style:style style:name="P17" style:family="paragraph" style:parent-style-name="Standard" style:list-style-name="L2">
      <style:paragraph-properties fo:text-align="justify" style:justify-single-word="false"/>
      <style:text-properties officeooo:rsid="002201c9" officeooo:paragraph-rsid="002201c9"/>
    </style:style>
    <style:style style:name="P18" style:family="paragraph" style:parent-style-name="Standard">
      <style:paragraph-properties fo:text-align="justify" style:justify-single-word="false"/>
      <style:text-properties officeooo:rsid="00244080" officeooo:paragraph-rsid="00244080"/>
    </style:style>
    <style:style style:name="P19" style:family="paragraph" style:parent-style-name="Standard" style:list-style-name="L3">
      <style:paragraph-properties fo:text-align="justify" style:justify-single-word="false"/>
      <style:text-properties officeooo:rsid="0026e0fc" officeooo:paragraph-rsid="0026e0fc"/>
    </style:style>
    <style:style style:name="P20" style:family="paragraph" style:parent-style-name="Standard">
      <style:paragraph-properties fo:text-align="justify" style:justify-single-word="false"/>
      <style:text-properties officeooo:rsid="0026e0fc" officeooo:paragraph-rsid="0026e0fc"/>
    </style:style>
    <style:style style:name="P21" style:family="paragraph" style:parent-style-name="Standard">
      <style:paragraph-properties fo:text-align="justify" style:justify-single-word="false"/>
      <style:text-properties officeooo:rsid="002894a9" officeooo:paragraph-rsid="002894a9"/>
    </style:style>
    <style:style style:name="P22" style:family="paragraph" style:parent-style-name="Standard">
      <style:paragraph-properties fo:text-align="justify" style:justify-single-word="false"/>
      <style:text-properties officeooo:rsid="0028f5d9" officeooo:paragraph-rsid="0028f5d9"/>
    </style:style>
    <style:style style:name="P23" style:family="paragraph" style:parent-style-name="Standard">
      <style:paragraph-properties fo:text-align="justify" style:justify-single-word="false"/>
      <style:text-properties officeooo:rsid="00291809" officeooo:paragraph-rsid="00311b27"/>
    </style:style>
    <style:style style:name="P24" style:family="paragraph" style:parent-style-name="Standard">
      <style:paragraph-properties fo:text-align="justify" style:justify-single-word="false"/>
      <style:text-properties officeooo:rsid="00291ba8" officeooo:paragraph-rsid="00291ba8"/>
    </style:style>
    <style:style style:name="P25" style:family="paragraph" style:parent-style-name="Standard">
      <style:paragraph-properties fo:text-align="justify" style:justify-single-word="false"/>
      <style:text-properties officeooo:rsid="002ba0ec" officeooo:paragraph-rsid="002ba0ec"/>
    </style:style>
    <style:style style:name="P26" style:family="paragraph" style:parent-style-name="Standard">
      <style:paragraph-properties fo:text-align="justify" style:justify-single-word="false"/>
      <style:text-properties fo:font-style="italic" officeooo:rsid="002ba0ec" officeooo:paragraph-rsid="002ba0ec" style:font-style-asian="italic" style:font-style-complex="italic"/>
    </style:style>
    <style:style style:name="P27" style:family="paragraph" style:parent-style-name="Standard">
      <style:paragraph-properties fo:text-align="justify" style:justify-single-word="false"/>
      <style:text-properties officeooo:rsid="003179be" officeooo:paragraph-rsid="003179be"/>
    </style:style>
    <style:style style:name="P28" style:family="paragraph" style:parent-style-name="Standard">
      <style:paragraph-properties fo:text-align="justify" style:justify-single-word="false"/>
      <style:text-properties officeooo:rsid="00339d5e" officeooo:paragraph-rsid="0035256b"/>
    </style:style>
    <style:style style:name="P29" style:family="paragraph" style:parent-style-name="Standard">
      <style:paragraph-properties fo:text-align="justify" style:justify-single-word="false"/>
      <style:text-properties officeooo:rsid="003760f4" officeooo:paragraph-rsid="003760f4"/>
    </style:style>
    <style:style style:name="T1" style:family="text">
      <style:text-properties officeooo:rsid="0006c8d6"/>
    </style:style>
    <style:style style:name="T2" style:family="text">
      <style:text-properties officeooo:rsid="00087c0d"/>
    </style:style>
    <style:style style:name="T3" style:family="text">
      <style:text-properties fo:font-style="italic" style:font-style-asian="italic" style:font-style-complex="italic"/>
    </style:style>
    <style:style style:name="T4" style:family="text">
      <style:text-properties fo:font-style="italic" officeooo:rsid="000bfa3e" style:font-style-asian="italic" style:font-style-complex="italic"/>
    </style:style>
    <style:style style:name="T5" style:family="text">
      <style:text-properties officeooo:rsid="000db985"/>
    </style:style>
    <style:style style:name="T6" style:family="text">
      <style:text-properties officeooo:rsid="00100e72"/>
    </style:style>
    <style:style style:name="T7" style:family="text">
      <style:text-properties officeooo:rsid="001163aa"/>
    </style:style>
    <style:style style:name="T8" style:family="text">
      <style:text-properties fo:color="#000000" fo:background-color="#ffffff"/>
    </style:style>
    <style:style style:name="T9" style:family="text">
      <style:text-properties fo:color="#000000" fo:font-style="normal" officeooo:rsid="00182cc8" style:font-style-asian="normal" style:font-style-complex="normal" fo:background-color="#ffffff"/>
    </style:style>
    <style:style style:name="T10" style:family="text">
      <style:text-properties fo:color="#000000" fo:font-style="normal" officeooo:rsid="0018eb6a" style:font-style-asian="normal" style:font-style-complex="normal" fo:background-color="#ffffff"/>
    </style:style>
    <style:style style:name="T11" style:family="text">
      <style:text-properties fo:color="#000000" fo:font-style="normal" officeooo:rsid="0019ed8e" style:font-style-asian="normal" style:font-style-complex="normal" fo:background-color="#ffffff"/>
    </style:style>
    <style:style style:name="T12" style:family="text">
      <style:text-properties fo:color="#000000" fo:font-style="normal" officeooo:rsid="001ad9aa" style:font-style-asian="normal" style:font-style-complex="normal" fo:background-color="#ffffff"/>
    </style:style>
    <style:style style:name="T13" style:family="text">
      <style:text-properties fo:color="#000000" fo:font-style="normal" officeooo:rsid="001c7a67" style:font-style-asian="normal" style:font-style-complex="normal" fo:background-color="#ffffff"/>
    </style:style>
    <style:style style:name="T14" style:family="text">
      <style:text-properties fo:color="#000000" fo:font-style="normal" style:font-style-asian="normal" style:font-style-complex="normal" fo:background-color="#ffffff"/>
    </style:style>
    <style:style style:name="T15" style:family="text">
      <style:text-properties fo:color="#000000" fo:font-style="normal" officeooo:rsid="001e5a7f" style:font-style-asian="normal" style:font-style-complex="normal" fo:background-color="#ffffff"/>
    </style:style>
    <style:style style:name="T16" style:family="text">
      <style:text-properties fo:color="#000000" fo:font-style="normal" officeooo:rsid="001ff546" style:font-style-asian="normal" style:font-style-complex="normal" fo:background-color="#ffffff"/>
    </style:style>
    <style:style style:name="T17" style:family="text">
      <style:text-properties fo:color="#000000" fo:font-style="normal" officeooo:rsid="002201c9" style:font-style-asian="normal" style:font-style-complex="normal" fo:background-color="#ffffff"/>
    </style:style>
    <style:style style:name="T18" style:family="text">
      <style:text-properties fo:color="#000000" fo:font-style="normal" officeooo:rsid="002252eb" style:font-style-asian="normal" style:font-style-complex="normal" fo:background-color="#ffffff"/>
    </style:style>
    <style:style style:name="T19" style:family="text">
      <style:text-properties fo:color="#000000" fo:font-style="normal" officeooo:rsid="0025a4d9" style:font-style-asian="normal" style:font-style-complex="normal" fo:background-color="#ffffff"/>
    </style:style>
    <style:style style:name="T20" style:family="text">
      <style:text-properties fo:color="#000000" fo:font-style="normal" officeooo:rsid="0026e0fc" style:font-style-asian="normal" style:font-style-complex="normal" fo:background-color="#ffffff"/>
    </style:style>
    <style:style style:name="T21" style:family="text">
      <style:text-properties fo:color="#000000" fo:font-style="normal" officeooo:rsid="00291a15" style:font-style-asian="normal" style:font-style-complex="normal" fo:background-color="#ffffff"/>
    </style:style>
    <style:style style:name="T22" style:family="text">
      <style:text-properties fo:color="#000000" fo:font-style="normal" officeooo:rsid="002b05af" style:font-style-asian="normal" style:font-style-complex="normal" fo:background-color="#ffffff"/>
    </style:style>
    <style:style style:name="T23" style:family="text">
      <style:text-properties fo:color="#000000" fo:font-style="normal" officeooo:rsid="002ba0ec" style:font-style-asian="normal" style:font-style-complex="normal" fo:background-color="#ffffff"/>
    </style:style>
    <style:style style:name="T24" style:family="text">
      <style:text-properties fo:color="#000000" fo:font-style="normal" officeooo:rsid="002f06c4" style:font-style-asian="normal" style:font-style-complex="normal" fo:background-color="#ffffff"/>
    </style:style>
    <style:style style:name="T25" style:family="text">
      <style:text-properties fo:color="#000000" fo:font-style="normal" officeooo:rsid="0035256b" style:font-style-asian="normal" style:font-style-complex="normal" fo:background-color="#ffffff"/>
    </style:style>
    <style:style style:name="T26" style:family="text">
      <style:text-properties fo:color="#000000" fo:font-style="normal" officeooo:rsid="003760f4" style:font-style-asian="normal" style:font-style-complex="normal" fo:background-color="#ffffff"/>
    </style:style>
    <style:style style:name="T27" style:family="text">
      <style:text-properties fo:color="#000000" fo:font-style="normal" officeooo:rsid="003846d0" style:font-style-asian="normal" style:font-style-complex="normal" fo:background-color="#ffffff"/>
    </style:style>
    <style:style style:name="T28" style:family="text">
      <style:text-properties fo:color="#000000" fo:font-style="normal" officeooo:rsid="003b50a6" style:font-style-asian="normal" style:font-style-complex="normal" fo:background-color="#ffffff"/>
    </style:style>
    <style:style style:name="T29" style:family="text">
      <style:text-properties fo:color="#000000" fo:font-style="normal" officeooo:rsid="003c4a11" style:font-style-asian="normal" style:font-style-complex="normal" fo:background-color="#ffffff"/>
    </style:style>
    <style:style style:name="T30" style:family="text">
      <style:text-properties fo:color="#000000" fo:font-style="normal" officeooo:rsid="003d7c24" style:font-style-asian="normal" style:font-style-complex="normal" fo:background-color="#ffffff"/>
    </style:style>
    <style:style style:name="T31" style:family="text">
      <style:text-properties fo:color="#000000" fo:font-style="normal" officeooo:rsid="003ecdef" style:font-style-asian="normal" style:font-style-complex="normal" fo:background-color="#ffffff"/>
    </style:style>
    <style:style style:name="T32" style:family="text">
      <style:text-properties fo:color="#000000" fo:font-style="normal" officeooo:rsid="0040684d" style:font-style-asian="normal" style:font-style-complex="normal" fo:background-color="#ffffff"/>
    </style:style>
    <style:style style:name="T33" style:family="text">
      <style:text-properties fo:color="#000000" fo:font-style="normal" officeooo:rsid="001ad9aa" fo:background-color="#ffff00" loext:char-shading-value="0" style:font-style-asian="normal" style:font-style-complex="normal"/>
    </style:style>
    <style:style style:name="T34" style:family="text">
      <style:text-properties fo:color="#000000" fo:font-style="normal" fo:background-color="#ffff00" loext:char-shading-value="0" style:font-style-asian="normal" style:font-style-complex="normal"/>
    </style:style>
    <style:style style:name="T35" style:family="text">
      <style:text-properties fo:color="#000000" fo:background-color="#ffff00" loext:char-shading-value="0"/>
    </style:style>
    <style:style style:name="T36" style:family="text">
      <style:text-properties fo:color="#000000" officeooo:rsid="002252eb" fo:background-color="#ffffff"/>
    </style:style>
    <style:style style:name="T37" style:family="text">
      <style:text-properties fo:color="#000000" officeooo:rsid="0026e0fc" fo:background-color="#ffffff"/>
    </style:style>
    <style:style style:name="T38" style:family="text">
      <style:text-properties fo:color="#000000" officeooo:rsid="002fa814" fo:background-color="#ffffff"/>
    </style:style>
    <style:style style:name="T39" style:family="text">
      <style:text-properties fo:color="#000000" style:font-name="Liberation Serif1" fo:font-style="normal" officeooo:rsid="0040684d" style:font-style-asian="normal" style:font-style-complex="normal" fo:background-color="#ffffff"/>
    </style:style>
    <style:style style:name="T40" style:family="text">
      <style:text-properties fo:font-style="normal" officeooo:rsid="00182cc8" style:font-style-asian="normal" style:font-style-complex="normal"/>
    </style:style>
    <style:style style:name="T41" style:family="text">
      <style:text-properties fo:color="#ac4142" fo:font-style="normal" style:font-style-asian="normal" style:font-style-complex="normal" fo:background-color="#ffffff"/>
    </style:style>
    <style:style style:name="T42" style:family="text">
      <style:text-properties fo:color="#ac4142" fo:font-style="normal" officeooo:rsid="0026e0fc" style:font-style-asian="normal" style:font-style-complex="normal"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ichier mark down</text:p>
      <text:p text:style-name="P1"><text:span text:style-name="T5">F</text:span>ormat qui est très utilisé pour la documentation en ligne (Github <text:span text:style-name="T1">l’utilise bcp pr la documentation des projets). Utilisation de balises qui ne sont pas du XML</text:span></text:p>
      <text:p text:style-name="P2">Aaron Swatz : libération des données de Jstor, derrière la syndication de données</text:p>
      <text:p text:style-name="P8">Balises</text:p>
      <text:list xml:id="list7175756669702285456" text:style-name="L1">
        <text:list-item>
          <text:p text:style-name="P3"><text:span text:style-name="T2"># titre de niveau 1, ## titre de niveau 2 … jusqu’à 6</text:span></text:p>
        </text:list-item>
        <text:list-item>
          <text:p text:style-name="P9">deux espaces à la fin de la phrase ou du paragraphe : saut de ligne</text:p>
        </text:list-item>
        <text:list-item>
          <text:p text:style-name="P9">*** (équivalent <text:span text:style-name="T3">&lt;hr&gt;</text:span> en html)</text:p>
        </text:list-item>
        <text:list-item>
          <text:p text:style-name="P9">typologie : italique =&gt; entre *...*</text:p>
          <text:list>
            <text:list-item>
              <text:list>
                <text:list-item>
                  <text:list>
                    <text:list-header>
                      <text:p text:style-name="P9">gras =&gt; entre ** … **</text:p>
                    </text:list-header>
                  </text:list>
                </text:list-item>
              </text:list>
            </text:list-item>
          </text:list>
        </text:list-item>
        <text:list-item>
          <text:p text:style-name="P9">code : mise en valeur du code, utilisation accent grave</text:p>
        </text:list-item>
        <text:list-item>
          <text:p text:style-name="P9">coloration syntaxique malgré la simplicité des balises</text:p>
        </text:list-item>
        <text:list-item>
          <text:p text:style-name="P10">citation : bloc <text:span text:style-name="T3">&lt;quot</text:span><text:span text:style-name="T4">e</text:span><text:span text:style-name="T3">&gt;</text:span></text:p>
        </text:list-item>
      </text:list>
      <text:p text:style-name="P11">boîte à outils : pandock</text:p>
      <text:p text:style-name="P12">=&gt; représentation facile de la structuration d’un texte</text:p>
      <text:p text:style-name="P13"><text:span text:style-name="T6">TEI : s</text:span>émantisation de la valeur typographique d’<text:span text:style-name="T6">un</text:span> texte <text:span text:style-name="T7">ou d’une pièce de théâtre =&gt; exploitation scientifique du contenu. TEI est un format pivôt, on met toutes l’information et en fonction des usages on réalise des exports. Dans le monde universitaire, le bon format pour garder toutes les données</text:span></text:p>
      <text:p text:style-name="P13"/>
      <text:p text:style-name="P14">Automatisation du plus compliqué :</text:p>
      <text:list xml:id="list4135334950357231788" text:style-name="L2">
        <text:list-item>
          <text:p text:style-name="P5"><text:span text:style-name="T40">vers : </text:span><text:bookmark-start text:name="__DdeLink__7_1771456421"/><text:bookmark-end text:name="__DdeLink__7_1771456421"/><text:span text:style-name="T15">^ [^ #</text:span><text:span text:style-name="T8">\n][^\n]+</text:span><text:span text:style-name="T9"> </text:span><text:span text:style-name="T10">=&gt; </text:span><text:span text:style-name="T13">évaluation caractère par caractère.</text:span></text:p>
          <text:p text:style-name="P4"><text:span text:style-name="T13">U</text:span><text:span text:style-name="T10">n début de ligne (^), recherche tout ce qui n’est pas un espace </text:span><text:span text:style-name="T13">(^)</text:span><text:span text:style-name="T10">, un # </text:span><text:span text:style-name="T13">(#)</text:span><text:span text:style-name="T10">ou un saut de ligne</text:span><text:span text:style-name="T13">(\n)</text:span><text:span text:style-name="T10"> </text:span><text:span text:style-name="T11">(</text:span><text:span text:style-name="T10">[^#\n]</text:span><text:span text:style-name="T11">)</text:span><text:span text:style-name="T10">, </text:span><text:span text:style-name="T12">un début de ligne </text:span><text:span text:style-name="T13">(^)</text:span><text:span text:style-name="T12"> suivi de tout ce qui n’est pas un espace, un # ou un saut ligne et tout caractère suivant qui n’est pas un saut de ligne ([^\n]), </text:span><text:span text:style-name="T19">plusieurs fois (+)</text:span></text:p>
          <text:p text:style-name="P4"><text:span text:style-name="T12">^</text:span><text:span text:style-name="T33">(</text:span><text:span text:style-name="T12">[^ #</text:span><text:span text:style-name="T8">\n][^\n]+</text:span><text:span text:style-name="T35">)</text:span><text:span text:style-name="T8"> </text:span><text:span text:style-name="T12">: </text:span><text:span text:style-name="T15">utilisation de la parenthèse pour la mise en mémoire </text:span><text:span text:style-name="T16">qui correspond au $1</text:span></text:p>
          <text:p text:style-name="P16"><text:span text:style-name="T17">=&gt; </text:span><text:span text:style-name="T12">r</text:span><text:span text:style-name="T14">emplacer par une capture : &lt;l&gt;$1&lt;/l&gt; </text:span></text:p>
        </text:list-item>
        <text:list-item>
          <text:p text:style-name="P6"><text:span text:style-name="T17">tour de parole : ^ +[A-Z]</text:span><text:span text:style-name="T8">{2}</text:span></text:p>
          <text:p text:style-name="P17"><text:span text:style-name="T14">^ début de ligne</text:span></text:p>
          <text:p text:style-name="P17"><text:span text:style-name="T14">+ un ou plusieurs caractères</text:span></text:p>
          <text:p text:style-name="P17"><text:span text:style-name="T14">[A-Z] toutes les majuscules</text:span></text:p>
          <text:p text:style-name="P17"><text:span text:style-name="T14">{2} les 2 premières</text:span></text:p>
          <text:p text:style-name="P17"><text:span text:style-name="T14">^ +</text:span><text:span text:style-name="T34">(</text:span><text:span text:style-name="T14">[A-Z]</text:span><text:span text:style-name="T8">{2}[^\n]+</text:span><text:span text:style-name="T35">)</text:span><text:span text:style-name="T8"> </text:span><text:span text:style-name="T36">= $1</text:span></text:p>
          <text:p text:style-name="P17"><text:span text:style-name="T14">=&gt; remplacer </text:span><text:span text:style-name="T18">par une capture : &lt;speaker&gt;$1&lt;/speaker&gt;</text:span></text:p>
        </text:list-item>
      </text:list>
      <text:p text:style-name="P18"><text:span text:style-name="T18">c</text:span><text:span text:style-name="T14">lasse complémentée : la négation de ce qui est complémenté dans la classe =&gt; [^a] : n’importe quoi sauf « a ».</text:span></text:p>
      <text:list xml:id="list7626111279531613018" text:style-name="L3">
        <text:list-item>
          <text:p text:style-name="P19"><text:span text:style-name="T14">sp : par du principe qu’il s’ouvre avant et après chaque &lt;speaker&gt;</text:span></text:p>
          <text:p text:style-name="P19"><text:span text:style-name="T14">(&lt;speaker) = $1</text:span></text:p>
          <text:p text:style-name="P7"><text:span text:style-name="T20">&lt;/sp&gt;</text:span><text:span text:style-name="T37">\n&lt;sp&gt;\n$1 </text:span><text:span text:style-name="T20">: attention, au début enlever le </text:span><text:span text:style-name="T41">&lt;/sp&gt;</text:span><text:span text:style-name="T20"> et à la fin il faut fermer le </text:span><text:span text:style-name="T42">&lt;sp&gt;</text:span></text:p>
        </text:list-item>
      </text:list>
      <text:p text:style-name="P20"><text:span text:style-name="T14"/></text:p>
      <text:p text:style-name="P21"><text:span text:style-name="T14">Ensuite, enregistrement en XML (nomfichier.xml)</text:span></text:p>
      <text:p text:style-name="P22"><text:span text:style-name="T14">Travail sur le teiheader par la suite</text:span></text:p>
      <text:p text:style-name="P24"><text:span text:style-name="T14">Coef la documentation : </text:span><text:a xlink:type="simple" xlink:href="http://www.tei-c.org/release/doc/tei-p5-doc/fr/html/ref-teiHeader.html" text:style-name="Internet_20_link" text:visited-style-name="Visited_20_Internet_20_Link">http://www.tei-c.org/release/doc/tei-p5-doc/fr/html/ref-teiHeader.html</text:a><text:span text:style-name="T14"> </text:span></text:p>
      <text:p text:style-name="P24"><text:span text:style-name="T14">schéma : relax-ng </text:span><text:span text:style-name="T22">=&gt; convocation de bouts de chemins relax-ng et qui sont disséminer ailleurs. </text:span><text:span text:style-name="T23">Donne la hiérarchisation des élément</text:span><text:span text:style-name="T24">s : </text:span></text:p>
      <text:p text:style-name="P26"><text:span text:style-name="T8">&lt;teiheader&gt;</text:span></text:p>
      <text:p text:style-name="P26"><text:span text:style-name="T8"><text:tab/>&lt;file</text:span><text:span text:style-name="T38">D</text:span><text:span text:style-name="T8">esc&gt;...&lt;/file</text:span><text:span text:style-name="T38">D</text:span><text:span text:style-name="T8">esc&gt;</text:span></text:p>
      <text:p text:style-name="P26"><text:span text:style-name="T8">&lt;/teiheader&gt;</text:span></text:p>
      <text:p text:style-name="P25"><text:span text:style-name="T14"/></text:p>
      <text:p text:style-name="P23"><text:span text:style-name="T14">Construction du teiheader en réfléchissant avec un autre type de métadonnées, dublin core </text:span><text:span text:style-name="T21">standard</text:span></text:p>
      <text:p text:style-name="P27"><text:span text:style-name="T21">F</text:span><text:span text:style-name="T14">aire la DTD sur le nouveau fichier envoyé</text:span></text:p>
      <text:p text:style-name="P29"><text:soft-page-break/><text:span text:style-name="T14">&lt;tei&gt;</text:span></text:p>
      <text:p text:style-name="P29"><text:span text:style-name="T14">&lt;teiheader&gt;</text:span></text:p>
      <text:p text:style-name="P28"><text:span text:style-name="T25">&lt;</text:span><text:span text:style-name="T14">text&gt; : body, front (paratexte </text:span><text:span text:style-name="T26">introductif ou conclusif</text:span><text:span text:style-name="T14">, préface…)</text:span></text:p>
      <text:p text:style-name="P28"><text:span text:style-name="T26"><text:tab/>&lt;body&gt; division en &lt;div&gt; </text:span><text:span text:style-name="T27">+ &lt;head&gt; (titre)</text:span></text:p>
      <text:p text:style-name="P28"><text:span text:style-name="T27"><text:tab/><text:tab/></text:span><text:span text:style-name="T28">&lt;div&gt; : on a des paragraphes &lt;p&gt;</text:span></text:p>
      <text:p text:style-name="P28"><text:span text:style-name="T28"><text:tab/><text:tab/><text:tab/>&lt;p&gt; : on a de la mise en forme (gras, italique… =&gt; utilisation de la balise <text:tab/><text:tab/><text:tab/><text:tab/>&lt;hi&gt; </text:span><text:span text:style-name="T31">+ attribut </text:span><text:span text:style-name="T39">"rend"</text:span><text:span text:style-name="T28">). </text:span><text:span text:style-name="T29">Pas véritablement de mise en forme car la mission <text:tab/><text:tab/><text:tab/><text:tab/>1ère de TEI est de sémantiser le texte pour une exploitation du contenu <text:tab/><text:tab/><text:tab/><text:tab/></text:span><text:span text:style-name="T30">(ambiguïté pr machine) = être rigoureux sur le choix des bali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9:01:59.934987505</meta:creation-date>
    <meta:generator>LibreOffice/5.1.6.2$Linux_X86_64 LibreOffice_project/10m0$Build-2</meta:generator>
    <dc:date>2017-11-15T11:00:42.177362202</dc:date>
    <meta:editing-duration>PT1H55M38S</meta:editing-duration>
    <meta:editing-cycles>50</meta:editing-cycles>
    <meta:document-statistic meta:table-count="0" meta:image-count="0" meta:object-count="0" meta:page-count="2" meta:paragraph-count="46" meta:word-count="518" meta:character-count="2952" meta:non-whitespace-character-count="2480"/>
  </office:meta>
</office:document-meta>
</file>